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67a3" officeooo:paragraph-rsid="001f6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ises</text:p>
      <text:p text:style-name="P1"/>
      <text:p text:style-name="P1">Gras : &lt;b&gt; &lt;/b&gt;</text:p>
      <text:p text:style-name="P1">Italique :&lt;em&gt; &lt;/em&gt;</text:p>
      <text:p text:style-name="P1">Surligné :&lt;u&gt; &lt;/u&gt;</text:p>
      <text:p text:style-name="P1">barré : &lt;s&gt; &lt;/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21:58.066000000</meta:creation-date>
    <dc:date>2019-09-24T16:27:42.878000000</dc:date>
    <meta:editing-duration>PT1H55M34S</meta:editing-duration>
    <meta:editing-cycles>1</meta:editing-cycles>
    <meta:document-statistic meta:table-count="0" meta:image-count="0" meta:object-count="0" meta:page-count="1" meta:paragraph-count="5" meta:word-count="15" meta:character-count="76" meta:non-whitespace-character-count="66"/>
    <meta:generator>LibreOffice/5.3.6.1$Windows_x86 LibreOffice_project/686f202eff87ef707079aeb7f485847613344eb7</meta:generator>
  </office:meta>
</office:document-meta>
</file>